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Tahoma1" svg:font-family="Tahoma"/>
    <style:font-face style:name="Optima Cyr" svg:font-family="'Optima Cyr'" style:font-adornments="Regular" style:font-pitch="variable"/>
    <style:font-face style:name="Helvetica" svg:font-family="Helvetica" style:font-adornments="Normal"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number:number-style style:name="N0">
      <number:number number:min-integer-digits="1"/>
    </number:number-style>
  </office:automatic-styles>
  <office:body>
    <office:text>
      <text:variable-decls>
        <text:variable-decl office:value-type="float" text:name="LETTER_TYP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initial-creator>Daniel Church</text:initial-creator><text:line-break/><text:sender-street text:fixed="false"/><text:line-break/><text:sender-city text:fixed="false"/>, <text:sender-state-or-province text:fixed="false"/> <text:sender-postal-code text:fixed="false"/><text:line-break/>Tel: <text:sender-phone-private text:fixed="false"/></text:p>
      <text:p text:style-name="Text_20_body"><text:variable-set text:name="LETTER_TYPE" text:display="none" text:formula="ooow:&quot;software&quot;" office:value-type="float" office:value="0" style:data-style-name="N0"/>To whom it may concern,</text:p>
      <text:p text:style-name="Text_20_body">I am writing to inquire about the <text:hidden-text text:condition="ooow:LETTER_TYPE NEQ &quot;web&quot;" text:string-value="web site developer "/><text:hidden-text text:condition="ooow:LETTER_TYPE NEQ &quot;software&quot;" text:string-value="application developer " text:is-hidden="true">application developer </text:hidden-text><text:hidden-text text:condition="ooow:LETTER_TYPE NEQ &quot;database&quot;" text:string-value="database administrator "/><text:hidden-text text:condition="ooow:LETTER_TYPE NEQ &quot;unix&quot;" text:string-value="network administrator "/>position that was posted.</text:p>
      <text:p text:style-name="Text_20_body">Though my resume outlines my general skills pertaining to all forms of programming, I feel that the portion of it pertaining to my skills as a <text:hidden-text text:condition="ooow:LETTER_TYPE NEQ &quot;web&quot;" text:string-value="web developer "/><text:hidden-text text:condition="ooow:LETTER_TYPE NEQ &quot;software&quot;" text:string-value="software developer " text:is-hidden="true">software developer </text:hidden-text><text:hidden-text text:condition="ooow:LETTER_TYPE NEQ &quot;database&quot;" text:string-value="database developer "/><text:hidden-text text:condition="ooow:LETTER_TYPE NEQ &quot;unix&quot;" text:string-value="network administrator "/>bears some exposition.</text:p>
      <text:p text:style-name="Text_20_body"><text:hidden-paragraph text:condition="ooow:LETTER_TYPE NEQ &quot;web&quot;" text:is-hidden="true"/>Because I am inquiring about a position having to do primarily with web programming, I would like to draw attention to my record of employment at the UW-Madison safety department in developing their website.</text:p>
      <text:p text:style-name="Text_20_body"><text:hidden-paragraph text:condition="ooow:(LETTER_TYPE NEQ &quot;software&quot;) AND (LETTER_TYPE NEQ &quot;database&quot;)"/>Because I am inquiring about a position specifically in the field of <text:hidden-text text:condition="ooow:LETTER_TYPE NEQ &quot;software&quot;" text:string-value="software" text:is-hidden="true">software</text:hidden-text><text:hidden-text text:condition="ooow:LETTER_TYPE NEQ &quot;database&quot;" text:string-value="database"/> development, I would like to outline the skills I have in this field.</text:p>
      <text:p text:style-name="Text_20_body"><text:hidden-paragraph text:condition="ooow:LETTER_TYPE NEQ &quot;web&quot;" text:is-hidden="true"/>I am very well-versed in the bread-and-butter of web development, HTML, CSS, JavaScript, and PHP, and, in the course of working for the university, became very familiar with procedures associated with overcoming browser incompatibility issues.</text:p>
      <text:p text:style-name="Text_20_body"><text:hidden-paragraph text:condition="ooow:LETTER_TYPE NEQ &quot;software&quot;"/>I have been writing and testing software for over nine years, in a multitude of programming languages and on a variety of platforms, including web-based software. Most of my programming skills lie in higher-level languages such as Perl, Java, Scilab, PHP, and UNIX shell scripting, though I am well-versed in lower-level languages such as C and C++.</text:p>
      <text:p text:style-name="Text_20_body"><text:hidden-paragraph text:condition="ooow:LETTER_TYPE NEQ &quot;software&quot;"/>I am very well-versed in the concepts of multithreading, object-oriented programming, memory consumption optimization, network packet construction and cryptography.</text:p>
      <text:p text:style-name="Text_20_body"><text:hidden-paragraph text:condition="ooow:LETTER_TYPE NEQ &quot;database&quot;" text:is-hidden="true"/>I have been working with SQL for over five years, having built and administrated countless multifunctional databases using a variety of database management systems, including MySQL, PostgreSQL, SQLite and Microsoft Access. I also have experience setting up ODBC abstraction layers to interface with each of these systems.</text:p>
      <text:p text:style-name="Text_20_body"><text:hidden-paragraph text:condition="ooow:LETTER_TYPE NEQ &quot;unix&quot;" text:is-hidden="true"/>I have been the administrator of a Slackware Linux system for over seven years, during which time I have configured and reconfigured all of its component systems, from network daemons to firewalling. I also have experience upgrading both software and hardware continually all during that time, often building new software from source code and maintaining its dependencies.</text:p>
      <text:p text:style-name="Text_20_body"><text:hidden-paragraph text:condition="ooow:LETTER_TYPE NEQ &quot;unix&quot;" text:is-hidden="true"/>I have vast experience with the UNIX shell language and Perl, having written countless scripts to automate administration tasks, from the simplest of file operations to the most complex of asynchronous network functions.</text:p>
      <text:p text:style-name="Text_20_body">If these are the skills you are looking for, please do not hesitate to contact me to set up an interview.</text:p>
      <text:p text:style-name="Sender"><text:initial-creator>Daniel Church</text:initial-cre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ce style:name="DejaVu Serif" svg:font-family="'DejaVu Serif'"/>
    <style:font-face style:name="Tahoma1" svg:font-family="Tahoma"/>
    <style:font-face style:name="Optima Cyr" svg:font-family="'Optima Cyr'" style:font-adornments="Regular" style:font-pitch="variable"/>
    <style:font-face style:name="Helvetica" svg:font-family="Helvetica" style:font-adornments="Normal"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DejaVu Serif" fo:font-size="12pt" fo:language="en" fo:country="US" style:letter-kerning="true" style:font-name-asian="DejaVu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Optima Cyr" fo:font-size="13pt"/>
    </style:style>
    <style:style style:name="List" style:family="paragraph" style:parent-style-name="Text_20_body" style:class="list">
      <style:text-properties style:font-name="DejaVu Serif"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style:font-name="DejaVu Serif"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DejaVu Serif" style:font-name-complex="Tahoma1"/>
    </style:style>
    <style:style style:name="Table_20_Contents" style:display-name="Table Contents" style:family="paragraph" style:parent-style-name="Standard" style:class="extra">
      <style:paragraph-properties text:number-lines="false" text:line-number="0"/>
    </style:style>
    <style:style style:name="Sender" style:family="paragraph" style:parent-style-name="Standard" style:class="extra">
      <style:paragraph-properties fo:margin-top="0in" fo:margin-bottom="0.0417in" style:contextual-spacing="false" text:number-lines="false" text:line-number="0"/>
      <style:text-properties style:font-name="Helvetica" fo:font-size="13pt" fo:font-weight="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5b93205-6e6b3fc-7830f6d-c08ad66-1d9bf4</meta:generator>
    <dc:title>Daniel Church Resume Cover Letter</dc:title>
    <meta:initial-creator>Daniel Church</meta:initial-creator>
    <meta:creation-date>2009-08-12T18:02:24</meta:creation-date>
    <meta:editing-cycles>3</meta:editing-cycles>
    <meta:editing-duration>PT26S</meta:editing-duration>
    <dc:date>2013-02-08T11:45:12</dc:date>
    <meta:document-statistic meta:table-count="0" meta:image-count="0" meta:object-count="0" meta:page-count="1" meta:paragraph-count="9" meta:word-count="178" meta:character-count="1109" meta:non-whitespace-character-count="920"/>
    <meta:user-defined meta:name="Info 1"/>
    <meta:user-defined meta:name="Info 2"/>
    <meta:user-defined meta:name="Info 3"/>
    <meta:user-defined meta:name="Info 4"/>
  </office:meta>
</office:document-meta>
</file>